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126.06pt"/>
    </style:style>
    <style:style style:name="co5" style:family="table-column">
      <style:table-column-properties fo:break-before="auto" style:column-width="142.24pt"/>
    </style:style>
    <style:style style:name="co6" style:family="table-column">
      <style:table-column-properties fo:break-before="auto" style:column-width="160.81pt"/>
    </style:style>
    <style:style style:name="co7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Algorithm #</text:p>
          </table:table-cell>
          <table:table-cell office:value-type="string" calcext:value-type="string">
            <text:p>10,000 Element</text:p>
          </table:table-cell>
          <table:table-cell office:value-type="string" calcext:value-type="string">
            <text:p>10,000 Sorted</text:p>
          </table:table-cell>
          <table:table-cell office:value-type="string" calcext:value-type="string">
            <text:p>10,000 same element</text:p>
          </table:table-cell>
          <table:table-cell office:value-type="string" calcext:value-type="string">
            <text:p>100,000 Elements</text:p>
          </table:table-cell>
          <table:table-cell office:value-type="string" calcext:value-type="string">
            <text:p>Reverse Sort 100,000</text:p>
          </table:table-cell>
          <table:table-cell office:value-type="string" calcext:value-type="string">
            <text:p>Sorted 100,000 </text:p>
          </table:table-cell>
          <table:table-cell office:value-type="string" calcext:value-type="string">
            <text:p>100,000 Same</text:p>
          </table:table-cell>
          <table:table-cell office:value-type="string" calcext:value-type="string">
            <text:p>2 elements</text:p>
          </table:table-cell>
          <table:table-cell office:value-type="string" calcext:value-type="string">
            <text:p>Stable</text:p>
          </table:table-cell>
          <table:table-cell office:value-type="string" calcext:value-type="string">
            <text:p>Type of Sor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5295" calcext:value-type="float">
            <text:p>85295</text:p>
          </table:table-cell>
          <table:table-cell office:value-type="float" office:value="32069" calcext:value-type="float">
            <text:p>320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ubbl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5944" calcext:value-type="float">
            <text:p>145944</text:p>
          </table:table-cell>
          <table:table-cell office:value-type="float" office:value="118294" calcext:value-type="float">
            <text:p>118294</text:p>
          </table:table-cell>
          <table:table-cell office:value-type="float" office:value="118874" calcext:value-type="float">
            <text:p>118874</text:p>
          </table:table-cell>
          <table:table-cell table:number-columns-repeated="4" office:value-type="string" calcext:value-type="string">
            <text:p>n/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toog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string" calcext:value-type="string">
            <text:p>brea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quicksor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ix sort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737" calcext:value-type="float">
            <text:p>25737</text:p>
          </table:table-cell>
          <table:table-cell office:value-type="float" office:value="25947" calcext:value-type="float">
            <text:p>2594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insertion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unting sort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float" office:value="59413" calcext:value-type="float">
            <text:p>59413</text:p>
          </table:table-cell>
          <table:table-cell office:value-type="float" office:value="23418" calcext:value-type="float">
            <text:p>23418</text:p>
          </table:table-cell>
          <table:table-cell office:value-type="float" office:value="30002" calcext:value-type="float">
            <text:p>30002</text:p>
          </table:table-cell>
          <table:table-cell office:value-type="float" office:value="24747" calcext:value-type="float">
            <text:p>24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heap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erg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/a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n/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BOGO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reak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dom quicksort</text:p>
          </table:table-cell>
          <table:table-cell table:number-columns-repeated="2"/>
        </table:table-row>
        <table:table-row table:style-name="ro1" table:number-rows-repeated="3">
          <table:table-cell table:number-columns-repeated="13"/>
        </table:table-row>
        <table:table-row table:style-name="ro1" table:visibility="collapse" table:number-rows-repeated="2">
          <table:table-cell table:number-columns-repeated="13"/>
        </table:table-row>
        <table:table-row table:style-name="ro1" table:visibility="collapse" table:number-rows-repeated="6">
          <table:table-cell table:style-name="Default" table:number-columns-repeated="13"/>
        </table:table-row>
        <table:table-row table:style-name="ro1" table:visibility="collapse"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/00/0000</text:date>, <text:time style:data-style-name="N2" text:time-value="12:50:37.8994870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0:54:25.942094872</meta:creation-date>
    <dc:date>2018-03-15T15:18:02.995909027</dc:date>
    <meta:editing-duration>PT2H38M3S</meta:editing-duration>
    <meta:editing-cycles>8</meta:editing-cycles>
    <meta:generator>LibreOffice/5.1.6.2$Linux_X86_64 LibreOffice_project/10m0$Build-2</meta:generator>
    <meta:document-statistic meta:table-count="1" meta:cell-count="132" meta:object-count="0"/>
  </office:meta>
</office:document-meta>
</file>